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ed2a"/>
    </style:style>
    <style:style style:name="P2" style:family="paragraph" style:parent-style-name="Standard">
      <style:text-properties officeooo:rsid="0000ed2a" officeooo:paragraph-rsid="0000ed2a"/>
    </style:style>
    <style:style style:name="P3" style:family="paragraph" style:parent-style-name="Standard">
      <style:text-properties officeooo:rsid="00036f97" officeooo:paragraph-rsid="0000ed2a"/>
    </style:style>
    <style:style style:name="P4" style:family="paragraph" style:parent-style-name="Standard">
      <style:text-properties officeooo:paragraph-rsid="00040044"/>
    </style:style>
    <style:style style:name="P5" style:family="paragraph" style:parent-style-name="Standard">
      <style:text-properties officeooo:paragraph-rsid="00047e7d"/>
    </style:style>
    <style:style style:name="T1" style:family="text">
      <style:text-properties officeooo:rsid="0000ed2a"/>
    </style:style>
    <style:style style:name="T2" style:family="text">
      <style:text-properties officeooo:rsid="0001cc2a"/>
    </style:style>
    <style:style style:name="T3" style:family="text">
      <style:text-properties officeooo:rsid="0001dd15"/>
    </style:style>
    <style:style style:name="T4" style:family="text">
      <style:text-properties officeooo:rsid="00036f97"/>
    </style:style>
    <style:style style:name="T5" style:family="text">
      <style:text-properties officeooo:rsid="00040044"/>
    </style:style>
    <style:style style:name="T6" style:family="text">
      <style:text-properties fo:font-style="italic" officeooo:rsid="00040044" style:font-style-asian="italic" style:font-style-complex="italic"/>
    </style:style>
    <style:style style:name="T7" style:family="text">
      <style:text-properties officeooo:rsid="00047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crete Programming Language</text:p>
      <text:p text:style-name="P2">Author: Felipe Nascimento de Moura</text:p>
      <text:p text:style-name="P2"/>
      <text:p text:style-name="P2">Definitions:</text:p>
      <text:p text:style-name="P2"><text:s text:c="4"/>universe: The scope of a problem being defined or treated by the language during its execution. <text:tab/><text:tab/> <text:s text:c="7"/>Data elements and functions are examples of elements contained into such universe.</text:p>
      <text:p text:style-name="P2"><text:tab/> <text:s text:c="7"/>The universe in a discrete programming language is unique and there may be only one.</text:p>
      <text:p text:style-name="P1"><text:span text:style-name="T1"><text:s text:c="3"/></text:span><text:span text:style-name="T2">environment definition: Defines the environment to be treated with. For example: database definition, <text:tab/><text:tab/><text:tab/> <text:s text:c="6"/>business rules definition, unit tests definition, </text:span><text:span text:style-name="T3">math composition</text:span><text:span text:style-name="T2">, etc.</text:span></text:p>
      <text:p text:style-name="P1"><text:span text:style-name="T2"><text:s text:c="3"/></text:span><text:span text:style-name="T4">artifacts: <text:s/>The elements that compose an universe, such as tables, entities, variables functions, etc...</text:span></text:p>
      <text:p text:style-name="P3"><text:s text:c="3"/>data elements: Defined structured artifacts, such as objects, collections, variables, etc...</text:p>
      <text:p text:style-name="P4"><text:span text:style-name="T4"><text:s text:c="3"/>function: Defined algorithm </text:span><text:span text:style-name="T5">identified as </text:span><text:span text:style-name="T6">function artifacts</text:span><text:span text:style-name="T5">, </text:span><text:span text:style-name="T4">to be executed or called. Its composition <text:s/><text:tab/> <text:s text:c="6"/>allows the parameter transmission.</text:span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</meta:initial-creator>
    <meta:creation-date>2011-04-04T00:13:10</meta:creation-date>
    <dc:date>2011-04-04T13:30:30</dc:date>
    <dc:creator>Felipe </dc:creator>
    <meta:editing-duration>PT01H51M53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1" meta:paragraph-count="9" meta:word-count="117" meta:character-count="899"/>
  </office:meta>
</office:document-meta>
</file>